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15cm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text-properties fo:font-size="12pt" fo:font-weight="bold"/>
    </style:style>
    <style:style style:name="T1" style:family="text">
      <style:text-properties fo:font-size="12pt"/>
    </style:style>
    <style:style style:name="T2" style:family="text">
      <style:text-properties style:text-position="sub 58%" fo:font-size="12pt"/>
    </style:style>
    <style:style style:name="T3" style:family="text">
      <style:text-properties style:text-position="0% 100%" fo:font-size="12pt"/>
    </style:style>
    <style:style style:name="T4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.461cm" svg:height="3.162cm" svg:x="4.724cm" svg:y="0.515cm">
            <text:p/>
          </draw:rect>
          <draw:rect draw:style-name="gr2" draw:text-style-name="P2" draw:layer="layout" svg:width="2.114cm" svg:height="0.605cm" svg:x="4.878cm" svg:y="0.798cm">
            <text:p text:style-name="P2"><text:span text:style-name="T1">l</text:span><text:span text:style-name="T2">1</text:span><text:span text:style-name="T1"> = r</text:span><text:span text:style-name="T2">1</text:span></text:p>
          </draw:rect>
          <draw:rect draw:style-name="gr3" draw:text-style-name="P2" draw:layer="layout" svg:width="2.065cm" svg:height="0.596cm" svg:x="4.902cm" svg:y="1.678cm">
            <text:p text:style-name="P2"><text:span text:style-name="T1"><text:s/></text:span><text:span text:style-name="T1">l</text:span><text:span text:style-name="T2">2</text:span><text:span text:style-name="T1"> = r</text:span><text:span text:style-name="T2">2</text:span></text:p>
          </draw:rect>
          <draw:rect draw:style-name="gr2" draw:text-style-name="P2" draw:layer="layout" svg:width="2.058cm" svg:height="0.605cm" svg:x="4.957cm" svg:y="2.806cm">
            <text:p text:style-name="P2"><text:span text:style-name="T1"><text:s/></text:span><text:span text:style-name="T1">l</text:span><text:span text:style-name="T2">n</text:span><text:span text:style-name="T1"> = r</text:span><text:span text:style-name="T2">n</text:span></text:p>
          </draw:rect>
          <draw:frame draw:style-name="gr4" draw:text-style-name="P4" draw:layer="layout" svg:width="0.858cm" svg:height="0.725cm" svg:x="5.531cm" svg:y="2.088cm">
            <draw:text-box>
              <text:p text:style-name="P3"><text:span text:style-name="T1">...</text:span></text:p>
            </draw:text-box>
          </draw:frame>
        </draw:g>
        <draw:frame draw:style-name="gr4" draw:text-style-name="P4" draw:layer="layout" svg:width="2.97cm" svg:height="0.725cm" svg:x="1.048cm" svg:y="0.538cm">
          <draw:text-box>
            <text:p text:style-name="P3"><text:span text:style-name="T1">Rewrite rules</text:span></text:p>
          </draw:text-box>
        </draw:frame>
        <draw:frame draw:style-name="gr4" draw:text-style-name="P4" draw:layer="layout" svg:width="2.962cm" svg:height="0.725cm" svg:x="14.2cm" svg:y="0.506cm">
          <draw:text-box>
            <text:p text:style-name="P3"><text:span text:style-name="T1">Initial term T </text:span></text:p>
          </draw:text-box>
        </draw:frame>
        <draw:g>
          <draw:custom-shape draw:style-name="gr5" draw:text-style-name="P1" draw:layer="layout" svg:width="2.475cm" svg:height="2.822cm" svg:x="11.724cm" svg:y="0.565cm">
            <text:p/>
            <draw:enhanced-geometry svg:viewBox="0 0 21600 21600" draw:glue-points="10800 0 ?f1 10800 0 21600 10800 21600 21600 21600 ?f7 10800" draw:text-areas="?f1 10800 ?f2 18000 ?f3 7200 ?f4 21600" draw:type="isosceles-triangle" draw:modifiers="10738.810198300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5" draw:layer="layout" svg:width="0.849cm" svg:height="0.871cm" svg:x="12.884cm" svg:y="2.246cm">
            <text:p text:style-name="P2"><text:span text:style-name="T1">R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" draw:text-style-name="P1" draw:layer="layout" svg:width="13.45cm" svg:height="11.732cm" svg:x="2.986cm" svg:y="4.596cm">
            <text:p/>
          </draw:rect>
          <draw:rect draw:style-name="gr2" draw:text-style-name="P2" draw:id="id3" draw:layer="layout" svg:width="6.434cm" svg:height="0.579cm" svg:x="5.752cm" svg:y="8.612cm">
            <text:p text:style-name="P2"><text:span text:style-name="T1">Select a rule l</text:span><text:span text:style-name="T2">i</text:span><text:span text:style-name="T1"> = r</text:span><text:span text:style-name="T2">i </text:span></text:p>
          </draw:rect>
          <draw:custom-shape draw:style-name="gr7" draw:text-style-name="P2" draw:id="id4" draw:layer="layout" svg:width="2.056cm" svg:height="0.513cm" svg:x="7.941cm" svg:y="9.967cm">
            <text:p text:style-name="P2"><text:span text:style-name="T1">Any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2" draw:text-style-name="P2" draw:id="id5" draw:layer="layout" svg:width="6.314cm" svg:height="0.599cm" svg:x="5.812cm" svg:y="11.157cm">
            <text:p text:style-name="P2"><text:span text:style-name="T1">Match l</text:span><text:span text:style-name="T2">i</text:span><text:span text:style-name="T3"> with R</text:span><text:span text:style-name="T1"> </text:span></text:p>
          </draw:rect>
          <draw:rect draw:style-name="gr2" draw:text-style-name="P2" draw:id="id1" draw:layer="layout" svg:width="6.458cm" svg:height="0.556cm" svg:x="5.74cm" svg:y="6.12cm">
            <text:p text:style-name="P2"><text:span text:style-name="T1">Select a redex R in T´</text:span></text:p>
          </draw:rect>
          <draw:custom-shape draw:style-name="gr7" draw:text-style-name="P2" draw:id="id2" draw:layer="layout" svg:width="2.371cm" svg:height="0.5cm" svg:x="7.784cm" svg:y="7.475cm">
            <text:p text:style-name="P2"><text:span text:style-name="T1">Any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2" draw:id="id6" draw:layer="layout" svg:width="3.533cm" svg:height="0.508cm" svg:x="7.203cm" svg:y="12.627cm">
            <text:p text:style-name="P2"><text:span text:style-name="T1">Succeeds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2" draw:text-style-name="P7" draw:id="id7" draw:layer="layout" svg:width="6.362cm" svg:height="1.125cm" svg:x="5.788cm" svg:y="13.86cm">
            <text:p text:style-name="P6"><text:span text:style-name="T1">Replace R in T´ by r</text:span><text:span text:style-name="T2">i </text:span><text:span text:style-name="T1"><text:s/></text:span></text:p>
            <text:p text:style-name="P6"><text:span text:style-name="T1">(after substitution)</text:span></text:p>
          </draw:rect>
          <draw:connector draw:style-name="gr8" draw:text-style-name="P1" draw:layer="layout" draw:type="line" svg:x1="8.969cm" svg:y1="6.676cm" svg:x2="8.969cm" svg:y2="7.475cm" draw:start-shape="id1" draw:start-glue-point="2" draw:end-shape="id2" draw:end-glue-point="4">
            <text:p/>
          </draw:connector>
          <draw:connector draw:style-name="gr8" draw:text-style-name="P1" draw:layer="layout" draw:type="line" svg:x1="8.969cm" svg:y1="7.975cm" svg:x2="8.969cm" svg:y2="8.612cm" draw:start-shape="id2" draw:start-glue-point="6" draw:end-shape="id3" draw:end-glue-point="0">
            <text:p/>
          </draw:connector>
          <draw:connector draw:style-name="gr8" draw:text-style-name="P1" draw:layer="layout" draw:type="line" svg:x1="8.969cm" svg:y1="9.191cm" svg:x2="8.968cm" svg:y2="9.967cm" draw:start-shape="id3" draw:start-glue-point="2" draw:end-shape="id4" draw:end-glue-point="4">
            <text:p/>
          </draw:connector>
          <draw:connector draw:style-name="gr8" draw:text-style-name="P1" draw:layer="layout" draw:type="line" svg:x1="8.968cm" svg:y1="10.48cm" svg:x2="8.969cm" svg:y2="11.157cm" draw:start-shape="id4" draw:start-glue-point="6" draw:end-shape="id5" draw:end-glue-point="0">
            <text:p/>
          </draw:connector>
          <draw:connector draw:style-name="gr8" draw:text-style-name="P1" draw:layer="layout" draw:type="line" svg:x1="8.969cm" svg:y1="11.756cm" svg:x2="8.969cm" svg:y2="12.627cm" draw:start-shape="id5" draw:start-glue-point="2" draw:end-shape="id6" draw:end-glue-point="4">
            <text:p/>
          </draw:connector>
          <draw:connector draw:style-name="gr8" draw:text-style-name="P1" draw:layer="layout" draw:type="line" svg:x1="8.969cm" svg:y1="13.135cm" svg:x2="8.969cm" svg:y2="13.86cm" draw:start-shape="id6" draw:start-glue-point="6" draw:end-shape="id7" draw:end-glue-point="0">
            <text:p/>
          </draw:connector>
          <draw:connector draw:style-name="gr8" draw:text-style-name="P1" draw:layer="layout" draw:line-skew="-1.46cm" svg:x1="5.788cm" svg:y1="14.422cm" svg:x2="5.74cm" svg:y2="6.398cm" draw:start-shape="id7" draw:start-glue-point="3" draw:end-shape="id1" draw:end-glue-point="3">
            <text:p/>
          </draw:connector>
          <draw:connector draw:style-name="gr8" draw:text-style-name="P1" draw:layer="layout" draw:line-skew="-0.335cm" svg:x1="7.203cm" svg:y1="12.88cm" svg:x2="5.752cm" svg:y2="8.901cm" draw:start-shape="id6" draw:start-glue-point="5" draw:end-shape="id3" draw:end-glue-point="3">
            <text:p/>
          </draw:connector>
          <draw:frame draw:style-name="gr9" draw:text-style-name="P3" draw:layer="layout" svg:width="1.311cm" svg:height="0.725cm" svg:x="7.392cm" svg:y="9.434cm">
            <draw:text-box>
              <text:p text:style-name="P3"><text:span text:style-name="T1">No</text:span></text:p>
            </draw:text-box>
          </draw:frame>
          <draw:frame draw:style-name="gr10" draw:text-style-name="P3" draw:layer="layout" svg:width="1.311cm" svg:height="0.725cm" svg:x="7.378cm" svg:y="11.804cm">
            <draw:text-box>
              <text:p text:style-name="P3"><text:span text:style-name="T1">No</text:span></text:p>
            </draw:text-box>
          </draw:frame>
          <draw:frame draw:style-name="gr9" draw:text-style-name="P3" draw:layer="layout" svg:width="1.311cm" svg:height="0.725cm" svg:x="10.258cm" svg:y="7.166cm">
            <draw:text-box>
              <text:p text:style-name="P3"><text:span text:style-name="T1">No</text:span></text:p>
            </draw:text-box>
          </draw:frame>
          <draw:rect draw:style-name="gr11" draw:text-style-name="P2" draw:id="id8" draw:layer="layout" svg:width="5.588cm" svg:height="0.581cm" svg:x="6.175cm" svg:y="15.312cm">
            <text:p text:style-name="P2"><text:span text:style-name="T1">Return T´ as result</text:span></text:p>
          </draw:rect>
          <draw:connector draw:style-name="gr8" draw:text-style-name="P1" draw:layer="layout" draw:line-skew="0.493cm" svg:x1="10.155cm" svg:y1="7.724cm" svg:x2="11.763cm" svg:y2="15.602cm" draw:start-shape="id2" draw:start-glue-point="7" draw:end-shape="id8" draw:end-glue-point="1">
            <text:p/>
          </draw:connector>
          <draw:rect draw:style-name="gr2" draw:text-style-name="P2" draw:id="id9" draw:layer="layout" svg:width="6.387cm" svg:height="0.508cm" svg:x="5.776cm" svg:y="4.934cm">
            <text:p text:style-name="P2"><text:span text:style-name="T1">Set T´ to T</text:span></text:p>
          </draw:rect>
          <draw:connector draw:style-name="gr8" draw:text-style-name="P1" draw:layer="layout" draw:type="line" svg:x1="8.969cm" svg:y1="5.442cm" svg:x2="8.969cm" svg:y2="6.12cm" draw:start-shape="id9" draw:start-glue-point="2" draw:end-shape="id1" draw:end-glue-point="0">
            <text:p/>
          </draw:connector>
          <draw:connector draw:style-name="gr12" draw:text-style-name="P1" draw:layer="layout" draw:type="line" svg:x1="8.969cm" svg:y1="15.893cm" svg:x2="8.903cm" svg:y2="17.127cm" draw:start-shape="id8" draw:start-glue-point="2">
            <text:p/>
          </draw:connector>
          <draw:frame draw:style-name="gr4" draw:text-style-name="P9" draw:layer="layout" svg:width="3.173cm" svg:height="1.199cm" svg:x="12.805cm" svg:y="4.811cm">
            <draw:text-box>
              <text:p text:style-name="P8"><text:span text:style-name="T4">The rewriting</text:span></text:p>
              <text:p text:style-name="P8"><text:span text:style-name="T4">algorithm</text:span></text:p>
            </draw:text-box>
          </draw:frame>
          <draw:line draw:style-name="gr8" draw:text-style-name="P1" draw:layer="layout" svg:x1="7.946cm" svg:y1="10.231cm" svg:x2="3.871cm" svg:y2="10.232cm">
            <text:p/>
          </draw:line>
        </draw:g>
        <draw:custom-shape draw:style-name="gr13" draw:text-style-name="P1" draw:layer="layout" svg:width="2.823cm" svg:height="1.313cm" svg:x="7.483cm" svg:y="17.241cm">
          <text:p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6.064cm" svg:y1="3.647cm" svg:x2="6.072cm" svg:y2="4.693cm">
          <text:p/>
        </draw:line>
        <draw:line draw:style-name="gr12" draw:text-style-name="P1" draw:layer="layout" svg:x1="12.917cm" svg:y1="3.395cm" svg:x2="12.942cm" svg:y2="4.524cm">
          <text:p/>
        </draw:line>
        <draw:frame draw:style-name="gr4" draw:text-style-name="P4" draw:layer="layout" svg:width="3.364cm" svg:height="0.725cm" svg:x="4.038cm" svg:y="17.512cm">
          <draw:text-box>
            <text:p text:style-name="P3"><text:span text:style-name="T1">Normal form T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1T01:11:31</dc:date>
    <dc:language>en-US</dc:language>
    <meta:editing-cycles>5</meta:editing-cycles>
    <meta:editing-duration>PT1H6M3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